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lbany" svg:font-family="Albany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HG Mincho Light J" svg:font-family="'HG Mincho Light J', msmincho" style:font-pitch="variable"/>
    <style:font-face style:name="Thorndale" svg:font-family="Thorndale, 'Times New Roman'"/>
    <style:font-face style:name="Times-Roman" svg:font-family="Times-Roman" style:font-family-generic="roman"/>
    <style:font-face style:name="Times-Roman1" svg:font-family="Times-Roman, Times" style:font-family-generic="roman"/>
  </office:font-face-decls>
  <office:automatic-styles>
    <style:style style:name="P1" style:family="paragraph" style:parent-style-name="Standard">
      <style:paragraph-properties fo:margin-left="0cm" fo:margin-right="0cm" style:line-height-at-least="0.439cm" fo:text-align="justify" style:justify-single-word="false" fo:orphans="0" fo:widows="0" fo:text-indent="0cm" style:auto-text-indent="false" fo:break-before="page" style:text-autospace="none"/>
      <style:text-properties fo:color="#000000" loext:opacity="100%" style:font-name="Times-Roman1" fo:font-size="14pt" style:font-name-asian="HG Mincho Light J" style:font-size-asian="14pt" style:language-asian="en" style:country-asian="US" style:font-name-complex="Arial Unicode MS" style:font-size-complex="14pt" style:language-complex="es" style:country-complex="ES"/>
    </style:style>
    <style:style style:name="P2" style:family="paragraph" style:parent-style-name="Standard">
      <style:paragraph-properties fo:margin-left="0cm" fo:margin-right="0cm" style:line-height-at-least="0.439cm" fo:text-align="justify" style:justify-single-word="false" fo:orphans="0" fo:widows="0" fo:text-indent="0cm" style:auto-text-indent="false" style:text-autospace="none"/>
      <style:text-properties fo:color="#000000" loext:opacity="100%" style:font-name="Times-Roman1" fo:font-size="14pt" style:font-name-asian="HG Mincho Light J" style:font-size-asian="14pt" style:language-asian="en" style:country-asian="US" style:font-name-complex="Arial Unicode MS" style:font-size-complex="14pt" style:language-complex="es" style:country-complex="ES"/>
    </style:style>
    <style:style style:name="P3" style:family="paragraph" style:parent-style-name="Text_20_body">
      <style:paragraph-properties fo:orphans="0" fo:widows="0" fo:hyphenation-ladder-count="no-limit" style:text-autospace="ideograph-alpha" style:punctuation-wrap="hanging" style:line-break="strict" style:writing-mode="lr-tb"/>
      <style:text-properties fo:color="#000000" loext:opacity="100%" style:font-name="Times-Roman" fo:font-size="12pt" style:font-name-asian="Times-Roman" style:font-size-asian="12pt" style:language-asian="es" style:country-asian="ES" style:font-name-complex="Times-Roman" style:font-size-complex="12pt" style:language-complex="es" style:country-complex="ES" fo:hyphenate="false" fo:hyphenation-remain-char-count="2" fo:hyphenation-push-char-count="2" loext:hyphenation-no-caps="false"/>
    </style:style>
    <style:style style:name="P4" style:family="paragraph" style:parent-style-name="Text_20_body">
      <style:paragraph-properties fo:orphans="0" fo:widows="0" fo:hyphenation-ladder-count="no-limit" style:text-autospace="ideograph-alpha" style:punctuation-wrap="hanging" style:line-break="strict" style:writing-mode="lr-tb"/>
      <style:text-properties style:font-name="Times-Roman" style:font-name-asian="Times-Roman" style:font-size-asian="12pt" style:font-name-complex="Times-Roman" fo:hyphenate="false" fo:hyphenation-remain-char-count="2" fo:hyphenation-push-char-count="2" loext:hyphenation-no-caps="false"/>
    </style:style>
    <style:style style:name="P5" style:family="paragraph" style:parent-style-name="Text_20_body">
      <style:paragraph-properties fo:margin-top="0cm" fo:margin-bottom="0cm" style:contextual-spacing="false"/>
    </style:style>
    <style:style style:name="P6" style:family="paragraph" style:parent-style-name="Standard">
      <style:paragraph-properties fo:margin-top="0cm" fo:margin-bottom="0cm" style:contextual-spacing="false"/>
      <style:text-properties officeooo:rsid="0008e367" officeooo:paragraph-rsid="0008e367"/>
    </style:style>
    <style:style style:name="P7" style:family="paragraph" style:parent-style-name="Standard">
      <style:text-properties officeooo:paragraph-rsid="0008e367"/>
    </style:style>
    <style:style style:name="P8" style:family="paragraph" style:parent-style-name="Text_20_body">
      <style:paragraph-properties fo:margin-top="0cm" fo:margin-bottom="0cm" style:contextual-spacing="false"/>
    </style:style>
    <style:style style:name="P9" style:family="paragraph" style:parent-style-name="Text_20_body">
      <style:paragraph-properties fo:margin-top="0cm" fo:margin-bottom="0cm" style:contextual-spacing="false"/>
      <style:text-properties officeooo:rsid="0008e367" officeooo:paragraph-rsid="0008e367"/>
    </style:style>
    <style:style style:name="P10" style:family="paragraph" style:parent-style-name="Text_20_body">
      <style:paragraph-properties fo:margin-top="0cm" fo:margin-bottom="0cm" style:contextual-spacing="false"/>
      <style:text-properties style:text-underline-style="solid" style:text-underline-width="auto" style:text-underline-color="font-color" fo:font-weight="bold" officeooo:rsid="0008e367" officeooo:paragraph-rsid="0008e367" style:font-weight-asian="bold" style:font-weight-complex="bold"/>
    </style:style>
    <style:style style:name="T1" style:family="text">
      <style:text-properties fo:color="#000000" loext:opacity="100%" fo:font-size="12pt" style:language-asian="es" style:country-asian="ES" style:font-size-complex="12pt" style:language-complex="es" style:country-complex="ES"/>
    </style:style>
    <style:style style:name="T2" style:family="text">
      <style:text-properties officeooo:rsid="000ea4f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unciado: Startreck:</text:p>
      <text:p text:style-name="P2"/>
      <text:p text:style-name="P4"><text:span text:style-name="T1">Contexto: O club de fans de Startrek deciden facer </text:span>unha<text:span text:style-name="T1"> páxina web onde se poida consultar información referente as películas de cine e as <text:s/>series de televisión . Esta páxina web leva unha base de datos asociada da que debemos facer o seu esquema e/r. </text:span></text:p>
      <text:p text:style-name="P3">Os requisitos que nos dan <text:s/>son :</text:p>
      <text:p text:style-name="P5"/>
      <text:p text:style-name="P5">E necesario rexistrar de cada actor o seu <text:s/>codigo (coda) , nome(noma), data de nacemento (datan), nacionalidade (nacionalidade) e o que cobra por hora (tamen chamado cachehora) (cach).</text:p>
      <text:p text:style-name="P5"/>
      <text:p text:style-name="P5">Dos personaxes debemos coñecer o seu código (codp), nome(nomp), a súa graduación militar (grad) e a sua raza (raza) . Pode haber tres razas : humanos, vulcanos e klingon. Dos humanos quérese saber a súa cidade(cidade) e data de nacemento (datan) , dos vulcanos a súa data de graduación(datag) e dos klingon o seu planeta natal e a data do seu último combate (datac).</text:p>
      <text:p text:style-name="P5"/>
      <text:p text:style-name="P5">E importante coñecer cantas horas(horasserie) <text:s/>interpretou un actor a un personaxe en cada serie de televisión ( un mesmo actor pode interpretar mais dun personaxe na mesma ou distintas series <text:s/>), e cantas horas(horaspel) <text:s/>interpretou un actor a cada personaxe <text:s/>en cada película de cine ( un mesmo actor pode interpretar mais dun personaxe na mesma ou distintas peliculas <text:s/>) e si foi ou non protagonista na mesma (protapel). </text:p>
      <text:p text:style-name="P5"/>
      <text:p text:style-name="P5">Os personaxes poden depender uns de outros pero un personaxe so pode depender de outro como máximo , ainda que de un mesmo personaxe poden depender varios.</text:p>
      <text:p text:style-name="P5"/>
      <text:p text:style-name="P5">Das series de TV interesa gardar o seu código (cod), <text:s/>título(titulo), orde en que foi rodado(orde), e director (dir).</text:p>
      <text:p text:style-name="P5"/>
      <text:p text:style-name="P5">Das películas se garda o seu codigo (cod) , ano de lanzamento (anolanz), titulo (titulo), director (dir).</text:p>
      <text:p text:style-name="P5"/>
      <text:p text:style-name="P5">En cada serie de TV se visita como mínimo un planeta , do cal se quere saber o seu codigo(codpla), nome(nompla) e galaxia (galaxia) . Tamén se quere coñecer <text:s/>para cada serie a nave ou <text:s/>naves <text:s/>que se usaron en ditas visitas aos planetas gardando un breve comentario do problema que motivou a visita a cada planeta (comentario).</text:p>
      <text:p text:style-name="P5"/>
      <text:p text:style-name="P5">De cada nave se almacenará o seu nome (nomen) , código (codn) e número de tripulantes (ntrip) e o número de lanzadeiras de que dispón(nlan). </text:p>
      <text:p text:style-name="P5">(nota aclaratoria: unha lanzadeira e unha pequena nave ca que os tripulantes dunha nave poden acercarse a superficie do planeta que visiten). </text:p>
      <text:p text:style-name="P5"/>
      <text:p text:style-name="P5">Unha nave pode dispor ou non de lanzadeiras . Cada lanzadera se identifica en base ó código da nave a quen pertence mais un número (NL), e sendo necesario coñecer a capacidade en numero de pasaxeiros de cada lanzadera(capacidade)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10">Castelan</text:p>
      <text:p text:style-name="P9"/>
      <text:p text:style-name="P7"><text:span text:style-name="T2">Enunciado</text:span>: Startreck:</text:p>
      <text:p text:style-name="P7"/>
      <text:p text:style-name="P7">Contexto: El club de fans de Startrek decide crear un sitio web donde se puede consultar información sobre películas y series de TV. Esta página web tiene asociada una base de datos <text:span text:style-name="T2">de la </text:span>que debemos<text:span text:style-name="T2">diseñar </text:span>su esquema e/r.</text:p>
      <text:p text:style-name="P7">Los requisitos que nos dan son:</text:p>
      <text:p text:style-name="P7"/>
      <text:p text:style-name="P7">Es necesario registrar el código de cada actor (coda), nombre (name), fecha de nacimiento (date), nacionalidad (nationali<text:span text:style-name="T2">dad</text:span>) y quién cobra por hora (también llamado cacheho<text:span text:style-name="T2">ra</text:span>) (cach<text:span text:style-name="T2">e</text:span>).</text:p>
      <text:p text:style-name="P7"/>
      <text:p text:style-name="P7">D<text:span text:style-name="T2">e lo</text:span>s personajes debe <text:span text:style-name="T2">registrarse</text:span> su código (codp), nombre (nomp), rango militar (grad) y raza (race). Puede haber tres razas: humanos, vulcanos y klingons. D<text:span text:style-name="T2">e l</text:span>os humanos <text:span text:style-name="T2">queremos</text:span> saber su ciudad (city) y fecha de nacimiento (data<text:span text:style-name="T2">n</text:span>), d<text:span text:style-name="T2">e l</text:span>os vulcanos su fecha de graduación (datag), y d<text:span text:style-name="T2">e l</text:span>os klingons su planeta de origen y la fecha de su última <text:span text:style-name="T2">combate</text:span> (datac).</text:p>
      <text:p text:style-name="P7"/>
      <text:p text:style-name="P7">Es importante saber cuántas horas (horasser<text:span text:style-name="T2">ie</text:span>) un actor interpretó a un personaje en cada serie de televisión (un mismo actor puede interpretar a más de un personaje en una misma serie o en diferentes), y cuántas horas (horaspel) interpretó un actor cada personaje en cada película (un mismo actor puede interpretar a más de un personaje en una misma película o en diferentes) y si fue o no el protagonista de la misma (protape<text:span text:style-name="T2">l</text:span>).</text:p>
      <text:p text:style-name="P7"/>
      <text:p text:style-name="P7">Los personajes pueden depender unos de otros, pero un personaje no puede depender de más de un personaje, aunque varios pueden depender del mismo personaje.</text:p>
      <text:p text:style-name="P7"/>
      <text:p text:style-name="P7">En las series de televisión es interesante mantener su código (cod), título (title), orden en que fueron filmadas (order) y director (dir).</text:p>
      <text:p text:style-name="P7"/>
      <text:p text:style-name="P7"><text:span text:style-name="T2">De la</text:span>s películas se almacenan <text:s/>su código (cod), año de lanzamiento (anolanz), título (título), director (dir).</text:p>
      <text:p text:style-name="P7"/>
      <text:p text:style-name="P7">En cada serie de televisión se visita al menos un planeta, <text:span text:style-name="T2">del cual </text:span><text:s/>se quiere saber o su código (codpla), nombre (nombre) y galaxia (galaxy). También se quiere saber para cada serie la nave o naves que se utilizaron en estas visitas a los planetas, dejando un breve comentario sobre el problema que motivó la visita a cada planeta (comentario).</text:p>
      <text:p text:style-name="P7"/>
      <text:p text:style-name="P7">Para cada <text:span text:style-name="T2">nave </text:span><text:s/>se almacenará su nombre (nomen), código (codn) y número de tripulantes (ntrip) y el número de lanzaderas disponibles (nlan).</text:p>
      <text:p text:style-name="P7">(Nota explicativa: un<text:span text:style-name="T2">a</text:span> <text:span text:style-name="T2">lanzadera es </text:span><text:s/>una pequeña<text:span text:style-name="T2">con la cual los tripulantes de una nave </text:span><text:s/>puede<text:span text:style-name="T2">n</text:span> acercarse a la superficie del planeta que visitan).</text:p>
      <text:p text:style-name="P7"/>
      <text:p text:style-name="P6">Un<text:span text:style-name="T2">a</text:span> <text:span text:style-name="T2">nave </text:span>barco puede <text:s/>tener<text:span text:style-name="T2"> o no </text:span><text:s/>lanzaderas. Cada lanzadera se identifica en la base o código de la <text:span text:style-name="T2">nave</text:span> a la que pertenece más un número (NL), y es necesario conocer la capacidad de pasajeros de cada lanzadera (capacidad)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lbany" svg:font-family="Albany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HG Mincho Light J" svg:font-family="'HG Mincho Light J', msmincho" style:font-pitch="variable"/>
    <style:font-face style:name="Thorndale" svg:font-family="Thorndale, 'Times New Roman'"/>
    <style:font-face style:name="Times-Roman" svg:font-family="Times-Roman" style:font-family-generic="roman"/>
    <style:font-face style:name="Times-Roman1" svg:font-family="Times-Roman, Times" style:font-family-generic="roman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horndale" fo:font-size="12pt" fo:language="es" fo:country="ES" style:letter-kerning="true" style:font-name-asian="Arial Unicode MS1" style:font-size-asian="12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horndale" fo:font-size="12pt" fo:language="es" fo:country="ES" style:letter-kerning="true" style:font-name-asian="Arial Unicode MS1" style:font-size-asian="12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Thorndale" fo:font-family="Thorndale, 'Times New Roman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horndale" fo:font-family="Thorndale, 'Times New Roman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horndale" fo:font-family="Thorndale, 'Times New Roman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0-12-09T17:19:19</meta:creation-date>
    <dc:date>2022-11-30T19:38:15.013393078</dc:date>
    <meta:editing-duration>PT1H27M46S</meta:editing-duration>
    <meta:editing-cycles>9</meta:editing-cycles>
    <meta:generator>LibreOffice/7.3.7.2$Linux_X86_64 LibreOffice_project/30$Build-2</meta:generator>
    <meta:document-statistic meta:table-count="0" meta:image-count="0" meta:object-count="0" meta:page-count="2" meta:paragraph-count="27" meta:word-count="839" meta:character-count="5017" meta:non-whitespace-character-count="4182"/>
  </office:meta>
</office:document-meta>
</file>